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Resource.setFailonerror( final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source.setEncoding(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source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Resource.setQuiet( final boolean qui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Resource.setProperty(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Resource.execut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LoadResource.addFilterChain( FilterChai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